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298.74pt"/>
    </style:style>
    <style:style style:name="co5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35.64pt"/>
    </style:style>
    <style:style style:name="co4" style:family="table-column">
      <style:table-column-properties fo:break-before="auto" style:column-width="44.19pt"/>
    </style:style>
    <style:style style:name="co7" style:family="table-column">
      <style:table-column-properties fo:break-before="auto" style:column-width="162.34pt"/>
    </style:style>
    <style:style style:name="co8" style:family="table-column">
      <style:table-column-properties fo:break-before="auto" style:column-width="304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expenses-2016" table:style-name="ta1"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s x3</text:p>
          </table:table-cell>
          <table:table-cell office:value-type="float" office:value="661.55" calcext:value-type="float">
            <text:p>661.55</text:p>
          </table:table-cell>
          <table:table-cell/>
          <table:table-cell office:value-type="string" calcext:value-type="string">
            <text:p>XXX possible refund in progress</text:p>
          </table:table-cell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1])" office:value-type="float" office:value="3792.36" calcext:value-type="float">
            <text:p>3792.3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5:.B69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precipice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2:.B80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4:.B95])" office:value-type="float" office:value="425.7" calcext:value-type="float">
            <text:p>425.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99:.B101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3])" office:value-type="float" office:value="6735.67" calcext:value-type="float">
            <text:p>6735.67</text:p>
          </table:table-cell>
          <table:table-cell table:formula="of:=SUM([.C1:.C103])" office:value-type="float" office:value="6735.67" calcext:value-type="float">
            <text:p>6735.67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xpected 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8:.B117])" office:value-type="float" office:value="-7522.36" calcext:value-type="float">
            <text:p>-7522.3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5];[.B118])" office:value-type="float" office:value="-786.69" calcext:value-type="float">
            <text:p>-786.69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3300" calcext:value-type="float">
            <text:p>33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23:47:41.7433734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9T23:48:41.701543820</dc:date>
    <meta:editing-duration>PT16H2M40S</meta:editing-duration>
    <meta:editing-cycles>67</meta:editing-cycles>
    <meta:generator>LibreOffice/5.1.4.2$Linux_X86_64 LibreOffice_project/10m0$Build-2</meta:generator>
    <meta:document-statistic meta:table-count="2" meta:cell-count="243" meta:object-count="0"/>
  </office:meta>
</office:document-meta>
</file>